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1.809cm"/>
    </style:style>
    <style:style style:name="pr5" style:family="presentation" style:parent-style-name="TWU_20_Slide-outline1">
      <style:graphic-properties draw:auto-grow-height="true" fo:min-height="15.735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1.809cm"/>
    </style:style>
    <style:style style:name="pr8" style:family="presentation" style:parent-style-name="TWU_20_Slide-outline1">
      <style:graphic-properties draw:fill-color="#ffffff" draw:auto-grow-height="true" fo:min-height="15.735cm"/>
    </style:style>
    <style:style style:name="pr9" style:family="presentation" style:parent-style-name="TWU_20_Slide-outline1" style:list-style-name="L4">
      <style:graphic-properties draw:fill-color="#ffffff"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 fo:font-weight="bold"/>
    </style:style>
    <style:style style:name="P10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cc99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ccccff"/>
    </style:style>
    <style:style style:name="T7" style:family="text">
      <style:text-properties fo:color="#23ff23" fo:font-size="22pt" style:font-size-asian="22pt" style:font-size-complex="22pt"/>
    </style:style>
    <style:style style:name="T8" style:family="text">
      <style:text-properties fo:color="#ffffff" fo:font-family="'Lucida Sans'" style:font-family-generic="swiss" style:font-pitch="variable"/>
    </style:style>
    <style:style style:name="T9" style:family="text">
      <style:text-properties fo:color="#23ff23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font-family-asian="'Courier New'" style:font-family-generic-asian="modern" style:font-pitch-asian="fixed" style:font-size-asian="28pt" style:font-style-asian="normal" style:font-weight-asian="bold" style:font-family-complex="'Courier New'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0" style:family="text">
      <style:text-properties fo:color="#ffcc99"/>
    </style:style>
    <style:style style:name="T11" style:family="text">
      <style:text-properties fo:color="#ffffff"/>
    </style:style>
    <style:style style:name="T12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ff00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00" fo:font-size="28pt"/>
    </style:style>
    <style:style style:name="T18" style:family="text">
      <style:text-properties fo:color="#ffffff" fo:font-size="28pt"/>
    </style:style>
    <style:style style:name="T19" style:family="text">
      <style:text-properties fo:color="#23ff23" fo:font-size="28pt"/>
    </style:style>
    <style:style style:name="T20" style:family="text">
      <style:text-properties fo:font-size="18pt" fo:font-weight="bold"/>
    </style:style>
    <style:style style:name="T21" style:family="text">
      <style:text-properties fo:color="#ffff00" fo:font-weight="bold" style:font-weight-asian="bold" style:font-weight-complex="bold"/>
    </style:style>
    <style:style style:name="T22" style:family="text">
      <style:text-properties fo:color="#ffcc9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rrays, inheritance</presentation:footer-decl>
      <presentation:footer-decl presentation:name="ftr2">CMPTxxxx</presentation:footer-decl>
      <presentation:footer-decl presentation:name="ftr3">CMPT166: Date, arrays</presentation:footer-decl>
      <presentation:footer-decl presentation:name="ftr4">CMPT166: inheritance</presentation:footer-decl>
      <presentation:date-time-decl presentation:name="dtd1" presentation:source="fixed">27 Jan 2011</presentation:date-time-decl>
      <presentation:date-time-decl presentation:name="dtd2" presentation:source="current-date" style:data-style-name="D3"/>
      <presentation:date-time-decl presentation:name="dtd3" presentation:source="fixed">27 Jan 2010</presentation:date-time-decl>
      <presentation:date-time-decl presentation:name="dtd4" presentation:source="fixed">29 Jan 2010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rrays, Inheritanc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Jan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Unit testing</text:span> with <text:span text:style-name="T2">JUnit</text:span></text:p>
                <text:list>
                  <text:list-item>
                    <text:p><text:span text:style-name="T2">FruitStand</text:span> example</text:p>
                  </text:list-item>
                </text:list>
              </text:list-item>
              <text:list-item>
                <text:p><text:span text:style-name="T1">Arrays</text:span></text:p>
                <text:list>
                  <text:list-item>
                    <text:p>Declaring, allocating, initializing</text:p>
                  </text:list-item>
                  <text:list-item>
                    <text:p><text:span text:style-name="T1">Iterating</text:span> over arrays</text:p>
                  </text:list-item>
                </text:list>
              </text:list-item>
              <text:list-item>
                <text:p><text:span text:style-name="T1">Inheritance</text:span></text:p>
                <text:list>
                  <text:list-item>
                    <text:p>“<text:span text:style-name="T2">Has a</text:span>” vs. “<text:span text:style-name="T2">Is a</text:span>” vs. “<text:span text:style-name="T2">Is a kind of</text:span>”</text:p>
                  </text:list-item>
                  <text:list-item>
                    <text:p><text:span text:style-name="T1">Overriding</text:span> methods</text:p>
                  </text:list-item>
                  <text:list-item>
                    <text:p><text:span text:style-name="T1">Polymorphis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Class design: testbed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<text:span text:style-name="T1">Main</text:span> class (<text:span text:style-name="T2">Student</text:span>): <text:span text:style-name="T1">attribs</text:span>, <text:span text:style-name="T1">methods</text:span>, constr.</text:p>
                <text:list>
                  <text:list-item>
                    <text:list>
                      <text:list-item>
                        <text:p><text:span text:style-name="T3">public class </text:span><text:span text:style-name="T4">Student</text:span><text:span text:style-name="T3"> {</text:span></text:p>
                        <text:list>
                          <text:list-item>
                            <text:p><text:span text:style-name="T3">String </text:span><text:span text:style-name="T4">name</text:span><text:span text:style-name="T3">;</text:span></text:p>
                          </text:list-item>
                          <text:list-item>
                            <text:p><text:span text:style-name="T3">short </text:span><text:span text:style-name="T4">ID</text:span><text:span text:style-name="T3">;</text:span></text:p>
                          </text:list-item>
                          <text:list-item>
                            <text:p><text:span text:style-name="T3">public </text:span><text:span text:style-name="T4">Student()</text:span><text:span text:style-name="T3"> {…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estbed</text:span> class (<text:span text:style-name="T2">StudentTest</text:span>):</text:p>
                <text:list>
                  <text:list-item>
                    <text:p><text:span text:style-name="T2">main</text:span>() and other methods create <text:span text:style-name="T1">instances</text:span> of <text:span text:style-name="T2">Student</text:span> and call methods:</text:p>
                    <text:list>
                      <text:list-item>
                        <text:p><text:span text:style-name="T3">public class </text:span><text:span text:style-name="T4">StudentTest</text:span><text:span text:style-name="T3"> {</text:span></text:p>
                        <text:list>
                          <text:list-item>
                            <text:p><text:span text:style-name="T3">public static void </text:span><text:span text:style-name="T4">main</text:span><text:span text:style-name="T3">( String args[] ) {</text:span></text:p>
                            <text:list>
                              <text:list-item>
                                <text:p><text:span text:style-name="T3">Student s1 = </text:span><text:span text:style-name="T4">new Student()</text:span><text:span text:style-name="T3">;</text:span></text:p>
                              </text:list-item>
                              <text:list-item>
                                <text:p><text:span text:style-name="T3">s1.setName(“Joe Smith”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Unit testing with JUnit4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Create a separate <text:span text:style-name="T1">class</text:span> to hold your <text:span text:style-name="T1">testcases</text:span></text:p>
                <text:list>
                  <text:list-item>
                    <text:list>
                      <text:list-item>
                        <text:p><text:span text:style-name="T5">import org.junit.Test;</text:span></text:p>
                      </text:list-item>
                      <text:list-item>
                        <text:p><text:span text:style-name="T5">import static org.junit.Assert.*;</text:span></text:p>
                      </text:list-item>
                    </text:list>
                  </text:list-item>
                </text:list>
              </text:list-item>
              <text:list-item>
                <text:p>Each test case is a <text:span text:style-name="T1">method</text:span>: annotate with <text:span text:style-name="T2">@Test</text:span></text:p>
                <text:list>
                  <text:list-item>
                    <text:p>Create some <text:span text:style-name="T1">objects</text:span> from your class</text:p>
                  </text:list-item>
                  <text:list-item>
                    <text:p>Call some <text:span text:style-name="T1">methods</text:span> on your objects</text:p>
                  </text:list-item>
                  <text:list-item>
                    <text:p>Make <text:span text:style-name="T1">assertions</text:span>: <text:span text:style-name="T2">assertEquals( </text:span>a<text:span text:style-name="T2">, </text:span>b<text:span text:style-name="T2"> );</text:span></text:p>
                  </text:list-item>
                </text:list>
              </text:list-item>
              <text:list-item>
                <text:p><text:span text:style-name="T1">Run</text:span> the test cases:</text:p>
                <text:list>
                  <text:list-item>
                    <text:p>In Eclipse: <text:span text:style-name="T6">New</text:span> → <text:span text:style-name="T6">JUnit Test Case</text:span>, and <text:span text:style-name="T6">Run</text:span></text:p>
                  </text:list-item>
                  <text:list-item>
                    <text:p><text:span text:style-name="T7">org.junit.runner.JUnitCore.runClasses( TestClass1.class )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Arrays in Java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Aggregate</text:span> (compound/container) data type</text:p>
              </text:list-item>
              <text:list-item>
                <text:p>All entries must have <text:span text:style-name="T1">same</text:span> <text:span text:style-name="T1">type</text:span></text:p>
              </text:list-item>
              <text:list-item>
                <text:p><text:span text:style-name="T1">Size</text:span> of array is <text:span text:style-name="T1">fixed</text:span> when array is allocated</text:p>
                <text:list>
                  <text:list-item>
                    <text:p>But need not be known at compile-time</text:p>
                  </text:list-item>
                  <text:list-item>
                    <text:p>Arrays can be <text:span text:style-name="T1">dynamically</text:span> created</text:p>
                  </text:list-item>
                </text:list>
              </text:list-item>
              <text:list-item>
                <text:p>Location in memory is usually <text:span text:style-name="T1">contiguous</text:span></text:p>
              </text:list-item>
              <text:list-item>
                <text:p><text:span text:style-name="T1">Index</text:span> into array using <text:span text:style-name="T1">integer</text:span> indices from <text:span text:style-name="T2">0</text:span> up to <text:span text:style-name="T2">(size of array)-1</text:span></text:p>
                <text:list>
                  <text:list-item>
                    <text:p><text:span text:style-name="T8">Indexing out-of-bounds raises </text:span><text:span text:style-name="T9">ArrayIndexOutOfBoundsException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Working with array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Declaring</text:span> arrays:</text:p>
                <text:list>
                  <text:list-item>
                    <text:list>
                      <text:list-item>
                        <text:p text:style-name="P1"><text:span text:style-name="T2">int numApples[];</text:span><text:span text:style-name="T2"><text:tab/></text:span><text:span text:style-name="T2"><text:tab/></text:span><text:span text:style-name="T2"><text:tab/></text:span><text:span text:style-name="T10">// or:</text:span><text:span text:style-name="T2"> int[] numApples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Allocate</text:span> array in memory:</text:p>
                <text:list>
                  <text:list-item>
                    <text:list>
                      <text:list-item>
                        <text:p text:style-name="P1"><text:span text:style-name="T2">numApples = new int[10]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itializing</text:span> array entries:</text:p>
                <text:list>
                  <text:list-item>
                    <text:list>
                      <text:list-item>
                        <text:p text:style-name="P1"><text:span text:style-name="T2">numApples[3] = 15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Size</text:span> of array:</text:p>
                <text:list>
                  <text:list-item>
                    <text:list>
                      <text:list-item>
                        <text:p text:style-name="P1"><text:span text:style-name="T2">numApples.length</text:span><text:span text:style-name="T2"><text:tab/></text:span><text:tab/><text:span text:style-name="T10">// returns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Array initializers and constant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Initialize</text:span> an array on one line:</text:p>
                <text:list>
                  <text:list-item>
                    <text:list>
                      <text:list-item>
                        <text:p text:style-name="P1"><text:span text:style-name="T2">int numApples[] = {5, 3, 12, 0, 3}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1">Declare </text:span><text:span text:style-name="T1">constants</text:span><text:span text:style-name="T11"> using the keyword </text:span><text:span text:style-name="T2">final</text:span><text:span text:style-name="T11">:</text:span></text:p>
                <text:list>
                  <text:list-item>
                    <text:list>
                      <text:list-item>
                        <text:p text:style-name="P1"><text:span text:style-name="T2">final int numApples[] = {5, 3, 12, 0, 3};</text:span></text:p>
                      </text:list-item>
                      <text:list-item>
                        <text:p text:style-name="P1"><text:span text:style-name="T2">final float pi = 3.14159265358979323846264;</text:span></text:p>
                      </text:list-item>
                    </text:list>
                  </text:list-item>
                  <text:list-item>
                    <text:p><text:span text:style-name="T11">Values cannot be </text:span><text:span text:style-name="T1">changed</text:span><text:span text:style-name="T11"><text:line-break/></text:span><text:span text:style-name="T11">(even by code in the same class)</text:span></text:p>
                  </text:list-item>
                  <text:list-item>
                    <text:p><text:span text:style-name="T11">Initial value must be given </text:span><text:span text:style-name="T1">in-line</text:span><text:span text:style-name="T11"> with declarat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Multidimensional array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The element type of an array can be any type, including <text:span text:style-name="T1">objects</text:span>, including other <text:span text:style-name="T1">arrays</text:span>:</text:p>
              </text:list-item>
            </text:list>
            <text:p text:style-name="P5"><text:span text:style-name="T12">int </text:span><text:span text:style-name="T13">image[][]</text:span><text:span text:style-name="T12">;</text:span></text:p>
            <text:p text:style-name="P5"><text:span text:style-name="T13">image = new int[width][height];</text:span></text:p>
            <text:p text:style-name="P5"><text:span text:style-name="T12">for (int x=0; x&lt;width; x++)</text:span></text:p>
            <text:p text:style-name="P6"><text:span text:style-name="T14">for (int y=0; y&lt;width; y++)</text:span></text:p>
            <text:p text:style-name="P7"><text:span text:style-name="T15">image[x][y]</text:span><text:span text:style-name="T14"> += 10;</text:span></text:p>
            <text:list text:continue-numbering="true" text:style-name="L2">
              <text:list-item>
                <text:p text:style-name="P1">Rows may be different <text:span text:style-name="T1">lengths</text:span>:</text:p>
              </text:list-item>
            </text:list>
            <text:p text:style-name="P5"><text:span text:style-name="T13">image = new int[width][];</text:span></text:p>
            <text:p text:style-name="P5"><text:span text:style-name="T12">for (int x=0; x&lt;width; x++)</text:span></text:p>
            <text:p text:style-name="P6"><text:span text:style-name="T15">image[x] = new int[x];</text:span><text:span text:style-name="T15"><text:tab/></text:span><text:span text:style-name="T15"><text:tab/></text:span><text:span text:style-name="T16">// triangular array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3" presentation:use-date-time-name="dtd3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Iterating through array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7">Iterate</text:span><text:span text:style-name="T18"> through an array with a </text:span><text:span text:style-name="T19">for</text:span><text:span text:style-name="T18"> loop:</text:span></text:p>
              </text:list-item>
            </text:list>
            <text:p text:style-name="P5"><text:span text:style-name="T12">for (int idx=0; idx &lt; array.length; idx++)</text:span></text:p>
            <text:p text:style-name="P6"><text:span text:style-name="T14">sum += array[idx];</text:span></text:p>
            <text:list text:continue-numbering="true" text:style-name="L2">
              <text:list-item>
                <text:p text:style-name="P1"><text:span text:style-name="T18">Java has an </text:span><text:span text:style-name="T17">enhancement</text:span><text:span text:style-name="T18"> to the </text:span><text:span text:style-name="T19">for</text:span><text:span text:style-name="T18"> loop:</text:span></text:p>
              </text:list-item>
            </text:list>
            <text:p text:style-name="P5"><text:span text:style-name="T12">for (</text:span><text:span text:style-name="T13">int elt : array</text:span><text:span text:style-name="T12">)</text:span></text:p>
            <text:p text:style-name="P6"><text:span text:style-name="T14">sum += elt;</text:span></text:p>
            <text:list text:continue-numbering="true" text:style-name="L2">
              <text:list-item>
                <text:p text:style-name="P1">But note <text:span text:style-name="T2">elt</text:span> is a <text:span text:style-name="T1">copy</text:span> of each element:</text:p>
                <text:list>
                  <text:list-item>
                    <text:p text:style-name="P1">Can't use this to <text:span text:style-name="T1">modify</text:span> <text:span text:style-name="T2">array:</text:span></text:p>
                  </text:list-item>
                </text:list>
              </text:list-item>
            </text:list>
            <text:p text:style-name="P5"><text:span text:style-name="T12">for (int elt : array)</text:span></text:p>
            <text:p text:style-name="P6"><text:span text:style-name="T15">elt *= 2</text:span><text:span text:style-name="T14">;</text:span><text:span text:style-name="T14"><text:tab/></text:span><text:span text:style-name="T14"><text:tab/></text:span><text:span text:style-name="T14"><text:tab/></text:span><text:span text:style-name="T14"><text:tab/></text:span><text:span text:style-name="T16">// doesn't change array!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Superclasses and subclasses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Attribute</text:span>: “<text:span text:style-name="T2">has a</text:span>” relationship:</text:p>
                <text:list>
                  <text:list-item>
                    <text:p text:style-name="P1">A <text:span text:style-name="T2">Car</text:span> has a <text:span text:style-name="T2">steeringWheel</text:span></text:p>
                  </text:list-item>
                </text:list>
              </text:list-item>
              <text:list-item>
                <text:p text:style-name="P1"><text:span text:style-name="T1">Subclass</text:span>: “<text:span text:style-name="T2">is a kind of</text:span>” relationship:</text:p>
                <text:list>
                  <text:list-item>
                    <text:p text:style-name="P1">A <text:span text:style-name="T2">Convertible</text:span> is a kind of <text:span text:style-name="T2">Car</text:span></text:p>
                  </text:list-item>
                  <text:list-item>
                    <text:p text:style-name="P1">Inheritance relationships form<text:line-break/>tree-like <text:span text:style-name="T1">class hierarchies</text:span></text:p>
                  </text:list-item>
                  <text:list-item>
                    <text:p text:style-name="P1">“extends”: more specific,<text:line-break/>less inclusive, more complex</text:p>
                  </text:list-item>
                </text:list>
              </text:list-item>
              <text:list-item>
                <text:p text:style-name="P1"><text:span text:style-name="T1">Polymorphism</text:span>: write once</text:p>
                <text:list>
                  <text:list-item>
                    <text:p text:style-name="P1"><text:span text:style-name="T2">changeOil()</text:span> method works on<text:line-break/>all <text:span text:style-name="T2">Cars</text:span>, not just <text:span text:style-name="T2">Convertibles</text:span></text:p>
                  </text:list-item>
                </text:list>
              </text:list-item>
            </text:list>
          </draw:text-box>
        </draw:frame>
        <draw:ellipse draw:style-name="gr2" draw:text-style-name="P9" draw:id="id1" draw:layer="layout" svg:width="4.63cm" svg:height="1.986cm" svg:x="21.551cm" svg:y="4.601cm">
          <text:p text:style-name="P8"><text:span text:style-name="T20">Community</text:span><text:span text:style-name="T20"><text:line-break/></text:span><text:span text:style-name="T20">Member</text:span></text:p>
        </draw:ellipse>
        <draw:ellipse draw:style-name="gr2" draw:text-style-name="P9" draw:id="id3" draw:layer="layout" svg:width="3.48cm" svg:height="1.151cm" svg:x="20.645cm" svg:y="8.917cm">
          <text:p text:style-name="P8"><text:span text:style-name="T20">Alumni</text:span></text:p>
        </draw:ellipse>
        <draw:ellipse draw:style-name="gr2" draw:text-style-name="P9" draw:id="id2" draw:layer="layout" svg:width="3.48cm" svg:height="1.151cm" svg:x="18.695cm" svg:y="7.49cm">
          <text:p text:style-name="P8"><text:span text:style-name="T20">Student</text:span></text:p>
        </draw:ellipse>
        <draw:ellipse draw:style-name="gr2" draw:text-style-name="P9" draw:id="id4" draw:layer="layout" svg:width="3.48cm" svg:height="1.148cm" svg:x="23.535cm" svg:y="10.278cm">
          <text:p text:style-name="P8"><text:span text:style-name="T20">Employee</text:span></text:p>
        </draw:ellipse>
        <draw:ellipse draw:style-name="gr2" draw:text-style-name="P9" draw:id="id6" draw:layer="layout" svg:width="3.48cm" svg:height="1.148cm" svg:x="19.639cm" svg:y="12.715cm">
          <text:p text:style-name="P8"><text:span text:style-name="T20">Faculty</text:span></text:p>
        </draw:ellipse>
        <draw:ellipse draw:style-name="gr2" draw:text-style-name="P9" draw:id="id5" draw:layer="layout" svg:width="3.48cm" svg:height="1.148cm" svg:x="23.743cm" svg:y="12.715cm">
          <text:p text:style-name="P8"><text:span text:style-name="T20">Staff</text:span></text:p>
        </draw:ellipse>
        <draw:ellipse draw:style-name="gr2" draw:text-style-name="P9" draw:id="id8" draw:layer="layout" svg:width="5.117cm" svg:height="1.148cm" svg:x="15.903cm" svg:y="14.7cm">
          <text:p text:style-name="P8"><text:span text:style-name="T20">Administrator</text:span></text:p>
        </draw:ellipse>
        <draw:ellipse draw:style-name="gr2" draw:text-style-name="P9" draw:id="id7" draw:layer="layout" svg:width="3.48cm" svg:height="1.148cm" svg:x="21.558cm" svg:y="14.769cm">
          <text:p text:style-name="P8"><text:span text:style-name="T20">Teacher</text:span></text:p>
        </draw:ellipse>
        <draw:connector draw:style-name="gr3" draw:text-style-name="P10" draw:layer="layout" draw:type="line" svg:x1="23.866cm" svg:y1="6.587cm" svg:x2="20.435cm" svg:y2="7.49cm" draw:start-shape="id1" draw:start-glue-point="2" draw:end-shape="id2" draw:end-glue-point="0" svg:d="m23866 6587-3431 903">
          <text:p/>
        </draw:connector>
        <draw:connector draw:style-name="gr3" draw:text-style-name="P10" draw:layer="layout" draw:type="line" svg:x1="23.866cm" svg:y1="6.587cm" svg:x2="22.385cm" svg:y2="8.917cm" draw:start-shape="id1" draw:start-glue-point="2" draw:end-shape="id3" draw:end-glue-point="0" svg:d="m23866 6587-1481 2330">
          <text:p/>
        </draw:connector>
        <draw:connector draw:style-name="gr3" draw:text-style-name="P10" draw:layer="layout" draw:type="line" svg:x1="23.866cm" svg:y1="6.587cm" svg:x2="25.275cm" svg:y2="10.278cm" draw:start-shape="id1" draw:start-glue-point="2" draw:end-shape="id4" draw:end-glue-point="0" svg:d="m23866 6587 1409 3691">
          <text:p/>
        </draw:connector>
        <draw:connector draw:style-name="gr3" draw:text-style-name="P10" draw:layer="layout" draw:type="line" svg:x1="25.275cm" svg:y1="11.426cm" svg:x2="25.483cm" svg:y2="12.715cm" draw:start-shape="id4" draw:start-glue-point="2" draw:end-shape="id5" draw:end-glue-point="0" svg:d="m25275 11426 208 1289">
          <text:p/>
        </draw:connector>
        <draw:connector draw:style-name="gr3" draw:text-style-name="P10" draw:layer="layout" draw:type="line" svg:x1="25.275cm" svg:y1="11.426cm" svg:x2="21.379cm" svg:y2="12.715cm" draw:start-shape="id4" draw:start-glue-point="2" draw:end-shape="id6" draw:end-glue-point="0" svg:d="m25275 11426-3896 1289">
          <text:p/>
        </draw:connector>
        <draw:connector draw:style-name="gr3" draw:text-style-name="P10" draw:layer="layout" draw:type="line" svg:x1="23.298cm" svg:y1="14.769cm" svg:x2="21.379cm" svg:y2="13.863cm" draw:start-shape="id7" draw:start-glue-point="0" draw:end-shape="id6" draw:end-glue-point="2" svg:d="m23298 14769-1919-906">
          <text:p/>
        </draw:connector>
        <draw:connector draw:style-name="gr3" draw:text-style-name="P10" draw:layer="layout" draw:type="line" svg:x1="18.461cm" svg:y1="14.7cm" svg:x2="21.379cm" svg:y2="13.863cm" draw:start-shape="id8" draw:start-glue-point="0" draw:end-shape="id6" draw:end-glue-point="2" svg:d="m18461 14700 2918-837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Why use inheritance?</text:p>
          </draw:text-box>
        </draw:frame>
        <draw:frame presentation:style-name="pr8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1">Reusability</text:span></text:p>
                <text:list>
                  <text:list-item>
                    <text:p text:style-name="P1">Create <text:span text:style-name="T1">new</text:span> classes from <text:span text:style-name="T1">existing</text:span> ones</text:p>
                    <text:list>
                      <text:list-item>
                        <text:p text:style-name="P1"><text:span text:style-name="T1">Absorb</text:span> attributes and behaviours</text:p>
                      </text:list-item>
                      <text:list-item>
                        <text:p text:style-name="P1">Add <text:span text:style-name="T1">new</text:span> capabilities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Polymorphism</text:span></text:p>
                <text:list>
                  <text:list-item>
                    <text:list>
                      <text:list-item>
                        <text:p text:style-name="P1">Enable <text:span text:style-name="T1">developers</text:span> to write programs with a <text:span text:style-name="T1">general</text:span> design</text:p>
                      </text:list-item>
                      <text:list-item>
                        <text:p text:style-name="P1">A <text:span text:style-name="T1">single</text:span> program can handle a <text:span text:style-name="T1">variety</text:span> of existing and <text:span text:style-name="T1">future</text:span> classes</text:p>
                      </text:list-item>
                      <text:list-item>
                        <text:p text:style-name="P1">Aids in <text:span text:style-name="T1">extending</text:span> program, adding new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Subclassing in Java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When <text:span text:style-name="T1">declaring</text:span> a class, indicate its <text:span text:style-name="T1">superclass</text:span> (parent):</text:p>
                <text:list>
                  <text:list-item>
                    <text:list>
                      <text:list-item>
                        <text:p><text:span text:style-name="T5">public class Dog </text:span><text:span text:style-name="T21">extends</text:span><text:span text:style-name="T5"> Pet { ....</text:span></text:p>
                      </text:list-item>
                    </text:list>
                  </text:list-item>
                  <text:list-item>
                    <text:p>A <text:span text:style-name="T2">Dog</text:span> is a kind of <text:span text:style-name="T2">Pet</text:span></text:p>
                  </text:list-item>
                  <text:list-item>
                    <text:p><text:span text:style-name="T1">Inherits</text:span> everything <text:span text:style-name="T2">Pet</text:span> has</text:p>
                  </text:list-item>
                  <text:list-item>
                    <text:p>Can <text:span text:style-name="T1">add</text:span> <text:span text:style-name="T2">Dog</text:span>-<text:span text:style-name="T11">specific</text:span> attribs/methods</text:p>
                  </text:list-item>
                  <text:list-item>
                    <text:p>Can <text:span text:style-name="T1">override</text:span> general <text:span text:style-name="T2">Pet</text:span> methods with <text:span text:style-name="T2">Dog</text:span>-specific vers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7" draw:text-style-name="P1" draw:layer="layout" svg:width="25.708cm" svg:height="1.809cm" svg:x="1cm" svg:y="0.337cm" presentation:class="title">
          <draw:text-box>
            <text:p text:style-name="P1">Using subclass instances</text:p>
          </draw:text-box>
        </draw:frame>
        <draw:frame presentation:style-name="pr9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An instance of a subclass can be treated as an instance of the <text:span text:style-name="T1">superclass</text:span>:</text:p>
                <text:list>
                  <text:list-item>
                    <text:list>
                      <text:list-item>
                        <text:p text:style-name="P1"><text:span text:style-name="T5">Pet fluffy = new Dog();</text:span></text:p>
                      </text:list-item>
                    </text:list>
                  </text:list-item>
                  <text:list-item>
                    <text:p text:style-name="P1">Cannot do vice-versa:</text:p>
                    <text:list>
                      <text:list-item>
                        <text:p text:style-name="P1"><text:span text:style-name="T5">Dog myDog = new Pet();</text:span><text:span text:style-name="T5"><text:tab/></text:span><text:span text:style-name="T5"><text:tab/></text:span><text:span text:style-name="T22">// doesn't work!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stanceof</text:span> checks the class of an object:</text:p>
                <text:list>
                  <text:list-item>
                    <text:list>
                      <text:list-item>
                        <text:p text:style-name="P1"><text:span text:style-name="T5">if ( fluffy instanceof Dog ) { …</text:span></text:p>
                      </text:list-item>
                    </text:list>
                  </text:list-item>
                </text:list>
              </text:list-item>
              <text:list-item>
                <text:p text:style-name="P1">A superclass reference may be <text:span text:style-name="T1">downcast</text:span> back to the subclass if appropriate:</text:p>
                <text:list>
                  <text:list-item>
                    <text:list>
                      <text:list-item>
                        <text:p><text:span text:style-name="T22">// this is ok because fluffy is really a Dog</text:span></text:p>
                      </text:list-item>
                      <text:list-item>
                        <text:p><text:span text:style-name="T5">Dog myDog = ( Dog ) fluffy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9" draw:id="id10" draw:layer="layout" svg:width="3.48cm" svg:height="1.148cm" svg:x="21.97cm" svg:y="4.912cm">
          <text:p text:style-name="P8"><text:span text:style-name="T20">Pet</text:span></text:p>
        </draw:ellipse>
        <draw:ellipse draw:style-name="gr2" draw:text-style-name="P9" draw:id="id9" draw:layer="layout" svg:width="2.523cm" svg:height="1.148cm" svg:x="23.482cm" svg:y="7.036cm">
          <text:p text:style-name="P8"><text:span text:style-name="T20">Dog</text:span></text:p>
        </draw:ellipse>
        <draw:connector draw:style-name="gr3" draw:text-style-name="P10" draw:layer="layout" draw:type="line" svg:x1="24.743cm" svg:y1="7.036cm" svg:x2="23.71cm" svg:y2="6.06cm" draw:start-shape="id9" draw:start-glue-point="0" draw:end-shape="id10" draw:end-glue-point="2" svg:d="m24743 7036-1033-976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4" presentation:use-date-time-name="dtd4">
        <office:forms form:automatic-focus="false" form:apply-design-mode="false"/>
        <draw:frame presentation:style-name="pr4" draw:layer="layout" svg:width="25.708cm" svg:height="1.809cm" svg:x="1cm" svg:y="0.337cm" presentation:class="title">
          <draw:text-box>
            <text:p>Overriding methods</text:p>
          </draw:text-box>
        </draw:frame>
        <draw:frame presentation:style-name="pr5" draw:layer="layout" svg:width="25.958cm" svg:height="15.735cm" svg:x="1.072cm" svg:y="3.039cm" presentation:class="outline">
          <draw:text-box>
            <text:list text:style-name="L2">
              <text:list-item>
                <text:p>A <text:span text:style-name="T1">subclass</text:span> can <text:span text:style-name="T1">override</text:span> a method defined by the superclass</text:p>
                <text:list>
                  <text:list-item>
                    <text:p>Every <text:span text:style-name="T2">Pet</text:span> knows how to <text:span text:style-name="T2">speak()</text:span></text:p>
                  </text:list-item>
                  <text:list-item>
                    <text:p>But <text:span text:style-name="T2">Dog</text:span>s <text:span text:style-name="T2">speak()</text:span> differently from <text:span text:style-name="T2">Cat</text:span>s</text:p>
                  </text:list-item>
                  <text:list-item>
                    <text:p>Subclasses <text:span text:style-name="T1">override</text:span> the <text:span text:style-name="T2">speak() </text:span><text:span text:style-name="T11">method</text:span></text:p>
                  </text:list-item>
                </text:list>
              </text:list-item>
              <text:list-item>
                <text:p><text:span text:style-name="T1">Late binding</text:span>: which version of <text:span text:style-name="T2">speak()</text:span> to use?</text:p>
                <text:list>
                  <text:list-item>
                    <text:p>Decided at <text:span text:style-name="T1">run-time</text:span></text:p>
                  </text:list-item>
                </text:list>
              </text:list-item>
              <text:list-item>
                <text:p><text:span text:style-name="T1">Polymorphism</text:span>: same code works on several different types, all <text:span text:style-name="T1">subclasses</text:span> of the same parent</text:p>
              </text:list-item>
              <text:list-item>
                <text:p><text:span text:style-name="T11">Contrast with </text:span><text:span text:style-name="T1">overloading</text:span><text:span text:style-name="T11"> (type signatur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25T08:42:07</meta:creation-date>
    <dc:language>en-US</dc:language>
    <meta:editing-cycles>6</meta:editing-cycles>
    <meta:editing-duration>PT02H57M50S</meta:editing-duration>
    <meta:initial-creator>sean ho</meta:initial-creator>
    <dc:date>2011-01-27T16:58:14</dc:date>
    <dc:creator>sean ho</dc:creator>
    <meta:document-statistic meta:object-count="2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